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bb012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2bdb2" officeooo:paragraph-rsid="0072bdb2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041d" officeooo:paragraph-rsid="0074041d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041d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34ef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6494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6494" officeooo:paragraph-rsid="00776494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ac4e7" officeooo:paragraph-rsid="007ac4e7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ba275" officeooo:paragraph-rsid="007ba275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7734ef" style:font-size-asian="11pt" style:font-style-asian="italic" style:font-size-complex="11pt" style:font-style-complex="italic"/>
    </style:style>
    <style:style style:name="T10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776494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426647"/>
    </style:style>
    <style:style style:name="T13" style:family="text">
      <style:text-properties officeooo:rsid="0033c1fa"/>
    </style:style>
    <style:style style:name="T14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5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6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20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21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22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3" style:family="text">
      <style:text-properties officeooo:rsid="003792ec"/>
    </style:style>
    <style:style style:name="T24" style:family="text">
      <style:text-properties officeooo:rsid="00390b5b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30bd8b"/>
    </style:style>
    <style:style style:name="T27" style:family="text">
      <style:text-properties officeooo:rsid="00426647"/>
    </style:style>
    <style:style style:name="T28" style:family="text">
      <style:text-properties officeooo:rsid="0043bda4"/>
    </style:style>
    <style:style style:name="T29" style:family="text">
      <style:text-properties officeooo:rsid="004424ae"/>
    </style:style>
    <style:style style:name="T30" style:family="text">
      <style:text-properties officeooo:rsid="0049a907"/>
    </style:style>
    <style:style style:name="T31" style:family="text">
      <style:text-properties officeooo:rsid="004a7909"/>
    </style:style>
    <style:style style:name="T32" style:family="text">
      <style:text-properties officeooo:rsid="0050d097"/>
    </style:style>
    <style:style style:name="T33" style:family="text">
      <style:text-properties style:font-style-asian="italic" style:font-style-complex="italic"/>
    </style:style>
    <style:style style:name="T34" style:family="text">
      <style:text-properties officeooo:rsid="0054decc"/>
    </style:style>
    <style:style style:name="T35" style:family="text">
      <style:text-properties officeooo:rsid="0055590c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56e93b"/>
    </style:style>
    <style:style style:name="T38" style:family="text">
      <style:text-properties officeooo:rsid="0052ae73"/>
    </style:style>
    <style:style style:name="T39" style:family="text">
      <style:text-properties officeooo:rsid="005aaa8b"/>
    </style:style>
    <style:style style:name="T40" style:family="text">
      <style:text-properties officeooo:rsid="005bbd77"/>
    </style:style>
    <style:style style:name="T41" style:family="text">
      <style:text-properties officeooo:rsid="005c3835"/>
    </style:style>
    <style:style style:name="T42" style:family="text">
      <style:text-properties officeooo:rsid="005d922a"/>
    </style:style>
    <style:style style:name="T43" style:family="text">
      <style:text-properties officeooo:rsid="005f0596"/>
    </style:style>
    <style:style style:name="T44" style:family="text">
      <style:text-properties fo:font-size="10pt" officeooo:rsid="005f0596" style:font-size-asian="10pt" style:font-size-complex="10pt"/>
    </style:style>
    <style:style style:name="T45" style:family="text">
      <style:text-properties officeooo:rsid="0062fbfe"/>
    </style:style>
    <style:style style:name="T46" style:family="text">
      <style:text-properties officeooo:rsid="00661046"/>
    </style:style>
    <style:style style:name="T47" style:family="text">
      <style:text-properties officeooo:rsid="006db159"/>
    </style:style>
    <style:style style:name="T48" style:family="text">
      <style:text-properties officeooo:rsid="00711b00"/>
    </style:style>
    <style:style style:name="T49" style:family="text">
      <style:text-properties officeooo:rsid="007734ef"/>
    </style:style>
    <style:style style:name="T50" style:family="text">
      <style:text-properties officeooo:rsid="007a9a25"/>
    </style:style>
    <style:style style:name="T51" style:family="text">
      <style:text-properties officeooo:rsid="007c3a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6">C</text:span><text:span text:style-name="T25">hapter 2</text:span></text:p>
      <text:p text:style-name="P3"/>
      <text:p text:style-name="P1"><text:span text:style-name="T26">Greet and introduce <text:s/>- <text:s/>B</text:span><text:span text:style-name="T25">egrüßen und </text:span><text:span text:style-name="T26">v</text:span><text:span text:style-name="T25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/>
      <text:p text:style-name="P5">Auf Wiedersehen!<text:tab/><text:tab/>Good bye!<text:tab/><text:span text:style-name="T27">[ awf <text:s/>fvida-zen ]</text:span><text:tab/><text:tab/></text:p>
      <text:p text:style-name="P5">Tsch<text:span text:style-name="T1">üss!<text:tab/><text:tab/><text:tab/>Bye!<text:tab/><text:tab/></text:span><text:span text:style-name="T12">[ cus ]</text:span></text:p>
      <text:p text:style-name="P5"/>
      <text:p text:style-name="P5">Der Tag</text:p>
      <text:p text:style-name="P5">Der Morgen</text:p>
      <text:p text:style-name="P5">Der Abend</text:p>
      <text:p text:style-name="P5"/>
      <text:p text:style-name="P5">übung<text:tab/><text:tab/><text:span text:style-name="T13">[q-bon]<text:tab/><text:tab/>Exercise</text:span></text:p>
      <text:p text:style-name="P6">lösung<text:tab/><text:tab/>[Lu-son]<text:tab/>Solution</text:p>
      <text:p text:style-name="P6"/>
      <text:p text:style-name="P6"/>
      <text:p text:style-name="P6">_________________________________________________________________________________________________</text:p>
      <text:p text:style-name="P6"/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5">ħaj</text:span><text:span text:style-name="T3">st]</text:span></text:p>
      <text:p text:style-name="P8"/>
      <text:p text:style-name="P8"/>
      <text:p text:style-name="P37"><text:span text:style-name="T2">Hallo, ich heiße Sandra.<text:tab/>Hello, I am called Sandra<text:tab/><text:tab/><text:tab/> heiße<text:tab/><text:tab/>[</text:span><text:span text:style-name="T14">ħajse</text:span><text:span text:style-name="T2">]</text:span></text:p>
      <text:p text:style-name="P8"/>
      <text:p text:style-name="P8">Und wie heißt du?</text:p>
      <text:p text:style-name="P8"/>
      <text:p text:style-name="P37"><text:span text:style-name="T2"><text:tab/><text:tab/><text:tab/><text:tab/><text:tab/><text:tab/><text:tab/><text:tab/><text:tab/><text:tab/>heißen<text:tab/><text:tab/>[</text:span><text:span text:style-name="T14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37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38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39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39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[ ver zind zi? ]</text:p>
      <text:p text:style-name="P14"/>
      <text:p text:style-name="P14">Ich bin Her Heier<text:tab/><text:tab/>I am <text:span text:style-name="T24">M</text:span>r. Meier<text:tab/><text:tab/><text:tab/><text:tab/>[ iihx bin her Maya ]</text:p>
      <text:p text:style-name="P14"/>
      <text:p text:style-name="P15">Ich bin Frau Wei<text:span text:style-name="T13">ß<text:tab/><text:tab/></text:span>I am Ms. <text:s/>Wei<text:span text:style-name="T13">ß<text:tab/><text:tab/><text:tab/><text:tab/></text:span>[ <text:span text:style-name="T23">ii</text:span><text:span text:style-name="T46">ħ</text:span><text:span text:style-name="T23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ist du?<text:tab/><text:tab/><text:tab/>Who is this?</text:p>
      <text:p text:style-name="P15"/>
      <text:p text:style-name="P15">Das ist Frau Honecke<text:tab/><text:tab/>That’s Ms. Honecke.<text:tab/><text:tab/><text:tab/>[ Honeka ]</text:p>
      <text:p text:style-name="P15"/>
      <text:p text:style-name="P40"><text:span text:style-name="T5">Das ist Herr S</text:span><text:span text:style-name="T22">ä</text:span><text:span text:style-name="T5">nger<text:tab/><text:tab/>That’s Mr. S</text:span><text:span text:style-name="T22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this?</text:p>
      <text:p text:style-name="P15"/>
      <text:p text:style-name="P41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/>
      <text:p text:style-name="P42"><text:span text:style-name="T2">Wie hei</text:span><text:span text:style-name="T3">ß</text:span><text:span text:style-name="T2">t du?<text:tab/><text:tab/><text:tab/>What are you called?</text:span></text:p>
      <text:p text:style-name="P17"/>
      <text:p text:style-name="P42"><text:soft-page-break/><text:span text:style-name="T2">Ich hei</text:span><text:span text:style-name="T3">ß</text:span><text:span text:style-name="T2">e Nicolas.<text:tab/><text:tab/>I am called Nicolas.</text:span></text:p>
      <text:p text:style-name="P17"/>
      <text:p text:style-name="P17"/>
      <text:p text:style-name="P43"><text:span text:style-name="T2">Wir </text:span><text:span text:style-name="T7">hei</text:span><text:span text:style-name="T3">ß</text:span><text:span text:style-name="T7">en Sie?<text:tab/><text:tab/><text:tab/>What are you called? (formal)</text:span></text:p>
      <text:p text:style-name="P18"/>
      <text:p text:style-name="P44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8"/>
      <text:p text:style-name="P18"/>
      <text:p text:style-name="P18">Wie ist dein Name?<text:tab/><text:tab/>What is your name?</text:p>
      <text:p text:style-name="P18"/>
      <text:p text:style-name="P18">Mein Name ist Nicolas.<text:tab/><text:tab/>My name is Nicolas.</text:p>
      <text:p text:style-name="P18"/>
      <text:p text:style-name="P18"/>
      <text:p text:style-name="P18">Wie bist du?<text:tab/><text:tab/><text:tab/>Who are you?</text:p>
      <text:p text:style-name="P18"/>
      <text:p text:style-name="P18">Ich bin Emma.<text:tab/><text:tab/><text:tab/>I am Emma.</text:p>
      <text:p text:style-name="P18"/>
      <text:p text:style-name="P18"/>
      <text:p text:style-name="P45"><text:span text:style-name="T2">Wer sind Sie?<text:tab/><text:tab/><text:tab/></text:span><text:span text:style-name="T7">Who are you? </text:span><text:span text:style-name="T2">( formal )</text:span></text:p>
      <text:p text:style-name="P20"/>
      <text:p text:style-name="P19">Ich bin Emma.</text:p>
      <text:p text:style-name="P19"/>
      <text:p text:style-name="P19"/>
      <text:p text:style-name="P20">Wer ist das?<text:tab/><text:tab/> <text:tab/>Who is this?</text:p>
      <text:p text:style-name="P20"/>
      <text:p text:style-name="P20">Das ist Frau Müller<text:tab/><text:tab/>[ Mulla ]</text:p>
      <text:p text:style-name="P20"/>
      <text:p text:style-name="P20"/>
      <text:p text:style-name="P20">Wer ist das?</text:p>
      <text:p text:style-name="P20"/>
      <text:p text:style-name="P45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0">der Mann</text:p>
      <text:p text:style-name="P45"><text:span text:style-name="T2">die Frau</text:span><text:span text:style-name="T3"><text:tab/><text:tab/><text:tab/></text:span></text:p>
      <text:p text:style-name="P18"/>
      <text:p text:style-name="P18"/>
      <text:p text:style-name="P11">_________________________________________________________________________________________________</text:p>
      <text:p text:style-name="P11"/>
      <text:p text:style-name="P11"/>
      <text:p text:style-name="P21">Wie gehts?<text:tab/><text:tab/>How’s it going?</text:p>
      <text:p text:style-name="P21"/>
      <text:p text:style-name="P21">Gut.<text:tab/><text:tab/><text:tab/>Good.</text:p>
      <text:p text:style-name="P21">Sehr gut.<text:tab/><text:tab/>Very good.</text:p>
      <text:p text:style-name="P21"/>
      <text:p text:style-name="P21">Prima.<text:tab/><text:tab/><text:tab/>Greate.</text:p>
      <text:p text:style-name="P21">Soper.<text:tab/><text:tab/><text:tab/>Greate.</text:p>
      <text:p text:style-name="P21"><text:soft-page-break/></text:p>
      <text:p text:style-name="P21">Schlecht.<text:tab/><text:tab/><text:tab/><text:tab/><text:tab/>Bad.</text:p>
      <text:p text:style-name="P21">[ x-le-xt ]</text:p>
      <text:p text:style-name="P21"/>
      <text:p text:style-name="P21">Sehr schlecht.<text:tab/><text:tab/><text:tab/><text:tab/><text:tab/>Very bad.</text:p>
      <text:p text:style-name="P21"/>
      <text:p text:style-name="P21">So-so<text:tab/><text:tab/><text:tab/><text:tab/><text:tab/><text:tab/>So so.</text:p>
      <text:p text:style-name="P21"/>
      <text:p text:style-name="P22">Gut, und wie geht es dir?<text:tab/><text:tab/><text:tab/>Good, and how are you?<text:tab/><text:span text:style-name="T28">[ gut <text:s/>und vi <text:s/>get is dia ]</text:span></text:p>
      <text:p text:style-name="P22"/>
      <text:p text:style-name="P22">Nicht schlecht, und dir?<text:tab/><text:tab/><text:tab/><text:tab/>Not bad , and you?</text:p>
      <text:p text:style-name="P22"/>
      <text:p text:style-name="P22">Gehts <text:tab/> = <text:s text:c="4"/>es geht</text:p>
      <text:p text:style-name="P22"/>
      <text:p text:style-name="P22">Wie gehts?<text:tab/><text:tab/><text:tab/><text:tab/><text:tab/>How’s it going?<text:tab/></text:p>
      <text:p text:style-name="P22">Es geht.<text:tab/><text:tab/><text:tab/><text:tab/><text:tab/>Is going.</text:p>
      <text:p text:style-name="P22"/>
      <text:p text:style-name="P22">Wie geht es Ihnen?<text:tab/><text:tab/><text:tab/><text:tab/>How are you?<text:tab/><text:tab/><text:tab/><text:tab/>( Formal )</text:p>
      <text:p text:style-name="P22"/>
      <text:p text:style-name="P22">Wie geht?</text:p>
      <text:p text:style-name="P22">Gut, danke.</text:p>
      <text:p text:style-name="P22"/>
      <text:p text:style-name="P22">Wie geht es dir?</text:p>
      <text:p text:style-name="P22">Sehr gut, und dir?</text:p>
      <text:p text:style-name="P22"/>
      <text:p text:style-name="P22">Wie geht es Ihnen?</text:p>
      <text:p text:style-name="P22">Prima, danke!</text:p>
      <text:p text:style-name="P22"/>
      <text:p text:style-name="P22"/>
      <text:p text:style-name="P23">Hallo!</text:p>
      <text:p text:style-name="P23">Hallo! Wie gehts?</text:p>
      <text:p text:style-name="P23">Super, danke! Und dir?</text:p>
      <text:p text:style-name="P23">Nicht schlecht. Wie hei<text:span text:style-name="T13">ß</text:span>t du?</text:p>
      <text:p text:style-name="P23">Ich hei<text:span text:style-name="T13">ß</text:span>e Tim. Und du?</text:p>
      <text:p text:style-name="P23">Mein Name ist Nina.</text:p>
      <text:p text:style-name="P23"/>
      <text:p text:style-name="P23"/>
      <text:p text:style-name="P23">Gute Morgen!</text:p>
      <text:p text:style-name="P23">Gutr Morgen!<text:tab/>Wie hei<text:span text:style-name="T13">ß</text:span>en Sie?</text:p>
      <text:p text:style-name="P23">Mein Name ist Olga Meiz. Und wie hei<text:span text:style-name="T13">ß</text:span>en Sie? <text:tab/><text:tab/>[ m-aj-tz ]</text:p>
      <text:p text:style-name="P23">Ich bin Herr Gruber. Wie geht es Ihnen?<text:tab/><text:tab/><text:tab/>[ gruba ]</text:p>
      <text:p text:style-name="P23">Prima, danke! Und wie geht es Ihnen?</text:p>
      <text:p text:style-name="P23">Auch sehr gut!<text:tab/><text:tab/><text:tab/><text:tab/><text:tab/><text:tab/><text:tab/>[ AWh ]</text:p>
      <text:p text:style-name="P23"/>
      <text:p text:style-name="P23"/>
      <text:p text:style-name="P12">_________________________________________________________________________________________________</text:p>
      <text:p text:style-name="P12"/>
      <text:p text:style-name="P24"><text:soft-page-break/><text:span text:style-name="T36">Wer?</text:span><text:tab/><text:tab/>Who? <text:tab/><text:tab/><text:tab/>[ v-eea ]</text:p>
      <text:p text:style-name="P24"/>
      <text:p text:style-name="P24"><text:span text:style-name="T36">Wie?<text:tab/></text:span><text:tab/>How?<text:tab/><text:tab/><text:tab/>[ v-ii ]</text:p>
      <text:p text:style-name="P24"/>
      <text:p text:style-name="P24"><text:span text:style-name="T36">Woher?<text:tab/></text:span><text:tab/>Where from?<text:tab/><text:tab/>[ wo-her ]</text:p>
      <text:p text:style-name="P24"/>
      <text:p text:style-name="P24"><text:span text:style-name="T36">Wo?<text:tab/></text:span><text:tab/>Where?<text:tab/><text:tab/><text:tab/>[ vo ]</text:p>
      <text:p text:style-name="P24"/>
      <text:p text:style-name="P24"><text:span text:style-name="T36">Was?</text:span> <text:tab/><text:tab/>What?<text:tab/><text:tab/><text:tab/>[ vas ]</text:p>
      <text:p text:style-name="P24"/>
      <text:p text:style-name="P24"/>
      <text:p text:style-name="P24">Wer ist das?<text:tab/><text:tab/><text:tab/><text:tab/>Who is that?</text:p>
      <text:p text:style-name="P24"/>
      <text:p text:style-name="P24">Wer kommt zur Party?<text:tab/><text:tab/><text:tab/>Who is coming to the party?</text:p>
      <text:p text:style-name="P24"/>
      <text:p text:style-name="P24"><text:span text:style-name="T29">k</text:span>ommt<text:tab/><text:tab/><text:tab/><text:tab/><text:tab/>comes<text:tab/><text:tab/><text:tab/>[ komt ]</text:p>
      <text:p text:style-name="P25">zur<text:tab/><text:tab/><text:tab/><text:tab/><text:tab/>to the<text:tab/><text:tab/><text:tab/>[ zqu ]</text:p>
      <text:p text:style-name="P25"/>
      <text:p text:style-name="P25"/>
      <text:p text:style-name="P25"/>
      <text:p text:style-name="P25">Wie gehts?<text:tab/><text:tab/><text:tab/><text:tab/>How it’s going? / <text:s/>How are you?<text:tab/></text:p>
      <text:p text:style-name="P26"/>
      <text:p text:style-name="P25">gehen<text:tab/><text:tab/><text:tab/><text:tab/><text:tab/>going<text:tab/><text:tab/><text:tab/><text:tab/><text:tab/><text:tab/><text:tab/>[ gen ]</text:p>
      <text:p text:style-name="P25"/>
      <text:p text:style-name="P26">Wie heißt du?<text:tab/><text:tab/><text:tab/><text:tab/>How are you called / What's your name?<text:tab/><text:tab/>[ vi <text:s/>hisst du ]</text:p>
      <text:p text:style-name="P26"/>
      <text:p text:style-name="P26"/>
      <text:p text:style-name="P26"/>
      <text:p text:style-name="P26"/>
      <text:p text:style-name="P27">Woher kommst du?<text:tab/><text:tab/><text:tab/>Where are you from? / <text:span text:style-name="T16">Where do you come from?</text:span></text:p>
      <text:p text:style-name="P27"><text:span text:style-name="T16"><text:tab/><text:tab/><text:tab/><text:tab/><text:tab/><text:tab/><text:tab/><text:tab/><text:tab/><text:tab/><text:tab/><text:tab/></text:span><text:span text:style-name="T17">[ vo-her kom-st du ]</text:span></text:p>
      <text:p text:style-name="P51"/>
      <text:p text:style-name="P28"><text:span text:style-name="T16">Woher kommen Sie?<text:tab/><text:tab/><text:tab/></text:span><text:span text:style-name="T18">Where are you from? </text:span><text:span text:style-name="T16">{ formal }<text:tab/><text:tab/><text:tab/><text:tab/>[ vo-her kom-men zi ]</text:span></text:p>
      <text:p text:style-name="P51"/>
      <text:p text:style-name="P51"/>
      <text:p text:style-name="P51"/>
      <text:p text:style-name="P51"/>
      <text:p text:style-name="P47">Wo bist du?<text:tab/><text:tab/><text:tab/><text:tab/>Where are you?</text:p>
      <text:p text:style-name="P47"/>
      <text:p text:style-name="P47">Wo liegt Berlin?<text:tab/><text:tab/><text:tab/>Where is Berlin?<text:tab/><text:tab/><text:tab/>[ Vo <text:s/>ligt <text:s/>Berlin]</text:p>
      <text:p text:style-name="P47"/>
      <text:p text:style-name="P47"/>
      <text:p text:style-name="P47"/>
      <text:p text:style-name="P47">Was ist das?<text:tab/><text:tab/><text:tab/><text:tab/>What is that?<text:tab/><text:tab/><text:tab/><text:tab/>[ Vas ist <text:s/>das ]</text:p>
      <text:p text:style-name="P47"/>
      <text:p text:style-name="P47">Was machst du?<text:tab/><text:tab/><text:tab/>What are you doing?<text:tab/><text:tab/><text:tab/>[ Vas maħst du? ]</text:p>
      <text:p text:style-name="P47">machst<text:tab/><text:tab/><text:tab/><text:tab/><text:tab/>do</text:p>
      <text:p text:style-name="P47"><text:soft-page-break/>Wie bitte?<text:tab/><text:tab/><text:tab/><text:tab/>Excuse me? / I'm sorry, what?<text:tab/><text:tab/>[ vi <text:s/>bitt-qe ]</text:p>
      <text:p text:style-name="P47"/>
      <text:p text:style-name="P47">bitte<text:tab/><text:tab/><text:tab/><text:tab/><text:tab/>please</text:p>
      <text:p text:style-name="P51"/>
      <text:p text:style-name="P51"/>
      <text:p text:style-name="P47">falsche<text:tab/><text:tab/><text:tab/><text:tab/><text:tab/>fasle <text:tab/><text:tab/><text:tab/><text:tab/><text:tab/>[ fal-x-qe ]</text:p>
      <text:p text:style-name="P47"/>
      <text:p text:style-name="P47"/>
      <text:p text:style-name="P48"/>
      <text:p text:style-name="P47"/>
      <text:p text:style-name="P30"><text:span text:style-name="T16">freund<text:tab/><text:tab/><text:tab/><text:tab/><text:tab/>friend {masculien}<text:tab/><text:tab/><text:tab/>[ f-ro-oj-n</text:span><text:span text:style-name="T20">t</text:span><text:span text:style-name="T16"> ]</text:span></text:p>
      <text:p text:style-name="P52"/>
      <text:p text:style-name="P52">freundin<text:tab/><text:tab/><text:tab/><text:tab/>friend {feminine}<text:tab/><text:tab/><text:tab/>[ f-ro-ojn-din ]<text:tab/></text:p>
      <text:p text:style-name="P52"/>
      <text:p text:style-name="P29"><text:span text:style-name="T16">freunde<text:tab/><text:tab/><text:tab/><text:tab/>friends<text:tab/></text:span><text:span text:style-name="T19">{masculien}</text:span><text:span text:style-name="T16"><text:tab/><text:tab/><text:tab/>[ f-ro-oj-de ]</text:span></text:p>
      <text:p text:style-name="P48"/>
      <text:p text:style-name="P52">freundin<text:tab/><text:tab/><text:tab/><text:tab/>friends {feminine}<text:tab/><text:tab/><text:tab/>[ f-ro-ojn-din-in ]</text:p>
      <text:p text:style-name="P52"/>
      <text:p text:style-name="P52"/>
      <text:p text:style-name="P53">_________________________________________________________________________________________________</text:p>
      <text:p text:style-name="P47"/>
      <text:p text:style-name="P47"/>
      <text:p text:style-name="P24"/>
      <text:p text:style-name="P31">Wer ist das?<text:tab/><text:tab/><text:tab/><text:tab/>Who is that?<text:tab/><text:tab/><text:tab/><text:tab/>[ ver ist das ]</text:p>
      <text:p text:style-name="P31"/>
      <text:p text:style-name="P31">Das ist Leonardo Di Caprio</text:p>
      <text:p text:style-name="P31"/>
      <text:p text:style-name="P31"/>
      <text:p text:style-name="P31">Ein Man<text:tab/><text:tab/><text:tab/><text:tab/>A men<text:tab/><text:tab/><text:tab/><text:tab/><text:tab/>[ ajn <text:s/>Mann ]</text:p>
      <text:p text:style-name="P31"/>
      <text:p text:style-name="P31">Eine Frau<text:tab/><text:tab/><text:tab/><text:tab/>A women<text:tab/><text:tab/><text:tab/><text:tab/>[ ajn-e <text:s/>Fraw ]</text:p>
      <text:p text:style-name="P31"/>
      <text:p text:style-name="P31"/>
      <text:p text:style-name="P31"/>
      <text:p text:style-name="P32">Wie heißt er?<text:tab/><text:tab/><text:tab/><text:tab/><text:span text:style-name="T30">What’s his name?<text:tab/><text:tab/><text:tab/>[ vi <text:s/>hajst <text:s/>er ]</text:span><text:tab/></text:p>
      <text:p text:style-name="P33">Er heißt Leonardo Di Caprio</text:p>
      <text:p text:style-name="P32"/>
      <text:p text:style-name="P36">Woher kommt er?<text:tab/><text:tab/><text:tab/>Where is he from?<text:tab/><text:tab/><text:tab/>[ vo-her <text:s/>komtt er ]</text:p>
      <text:p text:style-name="P33">Er kommt aus Los Angeles</text:p>
      <text:p text:style-name="P32"/>
      <text:p text:style-name="P32"><text:span text:style-name="T31">Wo liegt Los Angeles?<text:tab/><text:tab/><text:tab/>Where is Los Angeles?<text:tab/><text:tab/><text:tab/>[ vo ligt los angelis ]</text:span><text:tab/></text:p>
      <text:p text:style-name="P32"/>
      <text:p text:style-name="P33">Los Angeles liegt in dem US-Staat Kalifornien<text:tab/><text:tab/>Los Angeles in in the Us-state California</text:p>
      <text:p text:style-name="P33">[ in <text:s/>dem <text:s/>us – xtat <text:s text:c="2"/>kal-if-or-nijien ]</text:p>
      <text:p text:style-name="P33"/>
      <text:p text:style-name="P33">dem<text:tab/><text:tab/><text:tab/><text:tab/><text:tab/>to the <text:tab/><text:tab/><text:tab/><text:tab/><text:tab/>[ dim ]<text:tab/><text:tab/><text:tab/></text:p>
      <text:p text:style-name="P33">den<text:tab/><text:tab/><text:tab/><text:tab/><text:tab/>the <text:tab/><text:tab/><text:tab/><text:tab/><text:tab/>[ din ]<text:tab/></text:p>
      <text:p text:style-name="P33"><text:soft-page-break/></text:p>
      <text:p text:style-name="P33">Was ist das?</text:p>
      <text:p text:style-name="P33"/>
      <text:p text:style-name="P33">Das ist ein Schiff<text:tab/><text:tab/>[ das ist ajn xiff ] <text:tab/><text:tab/><text:tab/><text:tab/>This is a ship</text:p>
      <text:p text:style-name="P33"/>
      <text:p text:style-name="P46"><text:span text:style-name="T8">Das ist die Titanic<text:tab/><text:tab/><text:tab/><text:tab/><text:tab/><text:tab/><text:tab/><text:tab/></text:span><text:bookmark text:name="tw-target-text3"/><text:span text:style-name="T21">This is the Titanic</text:span></text:p>
      <text:p text:style-name="P33"/>
      <text:p text:style-name="P35"/>
      <text:p text:style-name="P35">Was machst du heute?<text:tab/><text:tab/>What are you doing today?<text:tab/><text:tab/><text:tab/>[ vas <text:s/>maħst <text:s/>du ħojte ]</text:p>
      <text:p text:style-name="P35"/>
      <text:p text:style-name="P35"/>
      <text:p text:style-name="P54">_________________________________________________________________________________________________</text:p>
      <text:p text:style-name="P49"/>
      <text:p text:style-name="P49"/>
      <text:p text:style-name="P50"><text:span text:style-name="T36">Ich ,<text:tab/> Du , <text:tab/>Wir</text:span><text:tab/><text:tab/>I , <text:tab/>you , <text:tab/>we<text:tab/><text:tab/><text:tab/><text:tab/>[ ixħ, <text:s/>du, <text:s/>vir ]</text:p>
      <text:p text:style-name="P50"/>
      <text:p text:style-name="P50"/>
      <text:p text:style-name="P55">Wie heißt du?<text:tab/><text:tab/><text:tab/>What's your name?</text:p>
      <text:p text:style-name="P55"/>
      <text:p text:style-name="P34"><text:span text:style-name="T16">Woher kommst du?<text:tab/><text:tab/></text:span><text:bookmark text:name="tw-target-text5"/><text:span text:style-name="T16">Where do you come from?</text:span></text:p>
      <text:p text:style-name="P55"/>
      <text:p text:style-name="P56"/>
      <text:p text:style-name="P50"><text:span text:style-name="T36">er ,<text:tab/>Sie , <text:tab/>es</text:span><text:tab/><text:tab/>he , <text:tab/>she , <text:tab/>it<text:tab/><text:tab/><text:tab/><text:tab/>[ <text:bookmark text:name="tw-target-text6"/><text:s/><text:span text:style-name="T32">er</text:span> , <text:span text:style-name="T32">zi</text:span>, <text:span text:style-name="T32">es</text:span> ]</text:p>
      <text:p text:style-name="P50"/>
      <text:p text:style-name="P56"/>
      <text:p text:style-name="P56">Das ist Peter<text:tab/><text:tab/><text:tab/>This is Peter</text:p>
      <text:p text:style-name="P56">Er ist nett<text:tab/><text:tab/><text:tab/>He is nice<text:tab/><text:tab/><text:tab/><text:tab/><text:tab/>[ er ist net ]</text:p>
      <text:p text:style-name="P56"/>
      <text:p text:style-name="P56"/>
      <text:p text:style-name="P58">Der Hund ist süß<text:tab/><text:tab/>The dog is sweet<text:tab/><text:tab/><text:tab/><text:tab/>[ der ħond ist <text:span text:style-name="T33">ż-</text:span>uss ]</text:p>
      <text:p text:style-name="P58"/>
      <text:p text:style-name="P58">Er ist <text:s/>süß</text:p>
      <text:p text:style-name="P58"/>
      <text:p text:style-name="P58"/>
      <text:p text:style-name="P58">Das ist Ulrike<text:tab/><text:tab/><text:tab/>This is Ulrike<text:tab/><text:tab/><text:tab/><text:tab/><text:tab/>[ ul-ri-ka ]</text:p>
      <text:p text:style-name="P58"/>
      <text:p text:style-name="P58">Sie kommt aus Deutschland<text:tab/>She comes from Germany<text:tab/><text:tab/><text:tab/>[ zi kommt aws d-oy-c-land ]</text:p>
      <text:p text:style-name="P58"/>
      <text:p text:style-name="P58"/>
      <text:p text:style-name="P59">Dir Katze spielt gerne<text:tab/><text:tab/>The cat likes to play<text:tab/><text:tab/><text:tab/><text:tab/>[ zi kazee x-pilt ger-ne ]</text:p>
      <text:p text:style-name="P59"/>
      <text:p text:style-name="P59">katze<text:tab/><text:tab/><text:tab/><text:tab/>cat</text:p>
      <text:p text:style-name="P59">spielt<text:tab/><text:tab/><text:tab/><text:tab/>plays</text:p>
      <text:p text:style-name="P59">gerne<text:tab/><text:tab/><text:tab/><text:tab/>gladly / like / <text:span text:style-name="T34">willingly</text:span></text:p>
      <text:p text:style-name="P92"/>
      <text:p text:style-name="P92"/>
      <text:p text:style-name="P92"/>
      <text:p text:style-name="P93"><text:soft-page-break/></text:p>
      <text:p text:style-name="P60">Das ist ein Baby<text:tab/><text:tab/><text:span text:style-name="T35">This is a Baby<text:tab/><text:tab/><text:tab/><text:tab/><text:tab/>[ Das ist ajn baby ]</text:span></text:p>
      <text:p text:style-name="P60"/>
      <text:p text:style-name="P61">Es weint fiel<text:tab/><text:tab/><text:tab/>It cries a lot<text:tab/><text:tab/><text:tab/><text:tab/><text:tab/>[ es <text:s/>vaj-nt <text:s/>fil ]</text:p>
      <text:p text:style-name="P61"/>
      <text:p text:style-name="P61">weint<text:tab/><text:tab/><text:tab/><text:tab/>cries</text:p>
      <text:p text:style-name="P61">viel<text:tab/><text:tab/><text:tab/><text:tab/>lot, <text:s/>much</text:p>
      <text:p text:style-name="P61"/>
      <text:p text:style-name="P61">Das Pferd ist groß<text:tab/><text:tab/>The horse is big<text:tab/><text:tab/><text:tab/><text:tab/><text:tab/>[ das f-e-d ist gros ]</text:p>
      <text:p text:style-name="P61"/>
      <text:p text:style-name="P61">Es ist groß<text:tab/><text:tab/><text:tab/>It is big</text:p>
      <text:p text:style-name="P61"/>
      <text:p text:style-name="P61">Pfed<text:tab/><text:tab/><text:tab/><text:tab/>horse</text:p>
      <text:p text:style-name="P61">Groß<text:tab/><text:tab/><text:tab/><text:tab/>big</text:p>
      <text:p text:style-name="P61"/>
      <text:p text:style-name="P62"/>
      <text:p text:style-name="P62">Wir , <text:s/>ihr , <text:s/>Sie<text:tab/><text:tab/><text:tab/>We , <text:s/>You {plural} , <text:s/>They<text:tab/><text:tab/><text:tab/><text:tab/>[ vij<text:span text:style-name="T37">e</text:span> , <text:s/>ija, <text:s/>Zi ]</text:p>
      <text:p text:style-name="P62"/>
      <text:p text:style-name="P62">Wir sind eine große Familie<text:tab/>We are a big family<text:tab/><text:tab/><text:tab/><text:tab/>[ <text:span text:style-name="T37">vije <text:s/>zind <text:s/>ajn-e <text:s/>gros-e <text:s/>Familie</text:span> ]</text:p>
      <text:p text:style-name="P62"/>
      <text:p text:style-name="P63"/>
      <text:p text:style-name="P63">Wir<text:tab/>we<text:tab/><text:tab/><text:tab/>sind<text:tab/>are<text:tab/><text:tab/><text:tab/>eine<text:tab/>one<text:tab/><text:tab/><text:tab/>große<text:tab/>size / big</text:p>
      <text:p text:style-name="P63"/>
      <text:p text:style-name="P63"/>
      <text:p text:style-name="P63">Wir <text:s/>gehen <text:s/>oft <text:s/>zusammen<text:tab/>We often go together<text:tab/><text:tab/><text:tab/><text:tab/>[ vije <text:s/>gen <text:s/>oft <text:s/><text:span text:style-name="T38">ż</text:span>u-<text:span text:style-name="T38">ż</text:span>a-men ]</text:p>
      <text:p text:style-name="P63"/>
      <text:p text:style-name="P63">ans Meer<text:tab/><text:tab/><text:tab/>to the sea<text:tab/><text:tab/><text:tab/><text:tab/><text:tab/>[ ans <text:s/>meja ]</text:p>
      <text:p text:style-name="P63"/>
      <text:p text:style-name="P63">Wir <text:s/>gehen <text:s/>oft <text:s/>zusammen ans Meer<text:tab/><text:tab/><text:tab/><text:tab/></text:p>
      <text:p text:style-name="P63">We often go to the sea together</text:p>
      <text:p text:style-name="P63"/>
      <text:p text:style-name="P63">oft<text:tab/><text:tab/>often</text:p>
      <text:p text:style-name="P63">zusammen<text:tab/>together</text:p>
      <text:p text:style-name="P63">ans<text:tab/><text:tab/>to</text:p>
      <text:p text:style-name="P63">meer<text:tab/><text:tab/>sea</text:p>
      <text:p text:style-name="P63"/>
      <text:p text:style-name="P63"/>
      <text:p text:style-name="P64">Ihr habt einen<text:tab/><text:tab/><text:tab/><text:tab/>you have one<text:tab/><text:tab/><text:tab/><text:tab/><text:tab/>[ ija <text:s/>ħabt <text:s/>ajn-in <text:s/>]</text:p>
      <text:p text:style-name="P64">schöen Hund<text:tab/><text:tab/><text:tab/><text:tab/>beautiful dog<text:tab/><text:tab/><text:tab/><text:tab/><text:tab/>[ x-u-n <text:s/>ħundt <text:s/>]</text:p>
      <text:p text:style-name="P64"/>
      <text:p text:style-name="P64">Ihr habt einen schöen Hund<text:tab/><text:tab/>you have a beautiful dog</text:p>
      <text:p text:style-name="P64"/>
      <text:p text:style-name="P65">Ihr zwei macht <text:tab/><text:tab/><text:tab/><text:tab/>you two do <text:tab/><text:tab/><text:tab/><text:tab/><text:tab/>[ ija <text:s/>żvaj <text:s/>maħt ]</text:p>
      <text:p text:style-name="P66">die besten <text:s/>Party<text:tab/><text:tab/><text:tab/>Partythe best party<text:tab/><text:tab/><text:tab/><text:tab/><text:span text:style-name="T39">[ di <text:s/>best-in <text:s/>parti ]</text:span></text:p>
      <text:p text:style-name="P64"/>
      <text:p text:style-name="P64">Ihr zwei macht die besten Party<text:tab/>You two make the best party</text:p>
      <text:p text:style-name="P64"/>
      <text:p text:style-name="P67"><text:soft-page-break/>Sie wohnen in K<text:span text:style-name="T38">ö</text:span>ln<text:tab/><text:tab/><text:tab/><text:span text:style-name="T40">They live in Cologne<text:tab/><text:tab/><text:tab/><text:tab/>[ Zi <text:s text:c="2"/>von-en <text:s/>in <text:s/>kln ]</text:span></text:p>
      <text:p text:style-name="P67"/>
      <text:p text:style-name="P68">Sie gehen zusammen<text:tab/><text:tab/><text:tab/><text:bookmark text:name="tw-target-text10"/>they go together<text:tab/><text:tab/><text:tab/><text:tab/><text:span text:style-name="T41">[ zi <text:s text:c="2"/>gien <text:s/></text:span><text:span text:style-name="T38"><text:s/>ż</text:span><text:span text:style-name="T41">u-</text:span><text:span text:style-name="T38"> ż</text:span><text:span text:style-name="T41">am-men ]</text:span></text:p>
      <text:p text:style-name="P68">ans Meer<text:tab/><text:tab/><text:tab/><text:tab/><text:span text:style-name="T41">to the sea<text:tab/><text:tab/><text:tab/><text:tab/><text:tab/>[ ans me-ja ]</text:span><text:tab/></text:p>
      <text:p text:style-name="P68"/>
      <text:p text:style-name="P68">Sie gehen zusammen ans Meer<text:tab/><text:tab/>They go to the sea together</text:p>
      <text:p text:style-name="P68"/>
      <text:p text:style-name="P68"/>
      <text:p text:style-name="P69">Wie heißen Sie?<text:tab/><text:tab/><text:tab/>What’s your name? { formal you }<text:tab/><text:tab/></text:p>
      <text:p text:style-name="P69"/>
      <text:p text:style-name="P69">Sie haben <text:tab/><text:tab/><text:tab/><text:tab/><text:span text:style-name="T42">They have<text:tab/><text:tab/><text:tab/><text:tab/><text:tab/>[ zi <text:s/>ħaben ]</text:span></text:p>
      <text:p text:style-name="P69">eine schöne Firma<text:tab/><text:tab/><text:tab/><text:span text:style-name="T42">a nice company<text:tab/><text:tab/><text:tab/><text:tab/><text:tab/>[ ajn-qe <text:s text:c="2"/>x-un-qe <text:s/>firma ]</text:span></text:p>
      <text:p text:style-name="P69"/>
      <text:p text:style-name="P70">Sie haben eine sch<text:span text:style-name="T38">ö</text:span>ne Firma<text:tab/><text:tab/>They have a nice company<text:tab/></text:p>
      <text:p text:style-name="P70"/>
      <text:p text:style-name="P70"/>
      <text:p text:style-name="P70">Schreiben einen Text<text:tab/><text:tab/><text:tab/>Write a text<text:tab/><text:tab/><text:tab/><text:tab/><text:tab/>[ x-raj-ben <text:s/>ajn-qen text ]</text:p>
      <text:p text:style-name="P70"/>
      <text:p text:style-name="P70">Hören Sie und antworten<text:tab/><text:tab/><text:bookmark text:name="tw-target-text11"/>Listen and answer<text:tab/><text:tab/><text:tab/><text:tab/><text:span text:style-name="T44">[ ħqu-ren <text:s/>zi <text:s/>und <text:s/>ann-twa-tien ]</text:span></text:p>
      <text:p text:style-name="P94"/>
      <text:p text:style-name="P71">Sie auf die Fragen<text:tab/><text:tab/><text:tab/>you to the questions<text:tab/><text:tab/><text:tab/><text:tab/><text:span text:style-name="T43">[ zi <text:s/>awf <text:s/>di <text:s/>fragen ]</text:span></text:p>
      <text:p text:style-name="P71"/>
      <text:p text:style-name="P71">Hören Sie und antworten Sie auf die Fragen</text:p>
      <text:p text:style-name="P71"><text:tab/><text:tab/><text:tab/><text:tab/><text:tab/>Listen and answer the questions</text:p>
      <text:p text:style-name="P71"/>
      <text:p text:style-name="P71"/>
      <text:p text:style-name="P72">Du kannst mich duzen<text:tab/><text:tab/><text:tab/>You can say you to me / You can address me informally</text:p>
      <text:p text:style-name="P72"/>
      <text:p text:style-name="P72"><text:tab/><text:tab/><text:tab/><text:tab/><text:tab/><text:tab/><text:tab/><text:tab/><text:tab/><text:tab/><text:tab/>[ du <text:s/>kanst miħ duz-zin ]</text:p>
      <text:p text:style-name="P72"/>
      <text:p text:style-name="P72">du<text:tab/>you<text:tab/><text:tab/>kannst<text:tab/> <text:s/>can<text:tab/><text:tab/>mich<text:tab/>me<text:tab/><text:tab/>duzen <text:s text:c="5"/><text:tab/>on first name terms</text:p>
      <text:p text:style-name="P72"><text:tab/><text:tab/><text:tab/><text:tab/><text:tab/><text:tab/><text:tab/><text:tab/><text:tab/>mich duzen<text:tab/>call me first name</text:p>
      <text:p text:style-name="P72"/>
      <text:p text:style-name="P72"/>
      <text:p text:style-name="P73">siezen<text:tab/><text:tab/><text:tab/><text:tab/><text:tab/>use the formal term of address<text:tab/>/ <text:span text:style-name="T45">calling someonr formally ‘Sie’</text:span><text:tab/><text:tab/></text:p>
      <text:p text:style-name="P73"><text:tab/><text:tab/><text:tab/><text:tab/><text:tab/><text:tab/><text:tab/><text:tab/><text:tab/><text:tab/><text:tab/>[ <text:span text:style-name="T38">ż</text:span>iz-in ]</text:p>
      <text:p text:style-name="P73"/>
      <text:p text:style-name="P73"/>
      <text:p text:style-name="P74"/>
      <text:p text:style-name="P75">_________________________________________________________________________________________________</text:p>
      <text:p text:style-name="P75"/>
      <text:p text:style-name="P74">Der Junge heißt Peter.<text:tab/>{m} <text:tab/><text:tab/>The boy's name is Peter</text:p>
      <text:p text:style-name="P74">[ der jqu-nge <text:s/>ħajst Peta ]</text:p>
      <text:p text:style-name="P74"/>
      <text:p text:style-name="P74">Er heißt Peter.</text:p>
      <text:p text:style-name="P74"/>
      <text:p text:style-name="P74"/>
      <text:p text:style-name="P74"><text:soft-page-break/>Der Hund ist im Garten. <text:s/>{m}<text:tab/><text:tab/>The dog is in the garden</text:p>
      <text:p text:style-name="P74">[ der ħund ist im gartden ]</text:p>
      <text:p text:style-name="P74"/>
      <text:p text:style-name="P74">Er ist im Garten.</text:p>
      <text:p text:style-name="P74"/>
      <text:p text:style-name="P74"/>
      <text:p text:style-name="P79">Die Katse ist im Haus. <text:tab/>{f}<text:tab/><text:tab/>The cat is in the house</text:p>
      <text:p text:style-name="P79">[ di kazze ist im ħaws ] </text:p>
      <text:p text:style-name="P79"/>
      <text:p text:style-name="P79">Sie ist im Haus.</text:p>
      <text:p text:style-name="P70"><text:tab/></text:p>
      <text:p text:style-name="P70"/>
      <text:p text:style-name="P79">Der Vogel ist auf dem Baum.<text:tab/>{m}<text:tab/>The bird is on the tree</text:p>
      <text:p text:style-name="P79">[ der fugel ist awf dem bawm ]</text:p>
      <text:p text:style-name="P79"/>
      <text:p text:style-name="P79">Er ist auf dem Baum.</text:p>
      <text:p text:style-name="P79"/>
      <text:p text:style-name="P79"/>
      <text:p text:style-name="P79">Das Kaninchen isst Gem<text:span text:style-name="T38">ü</text:span>se.<text:tab/>{m}<text:tab/>The rabbit eats vegetables</text:p>
      <text:p text:style-name="P79">[ das <text:s text:c="2"/>kan-in-cin <text:s text:c="2"/>ist <text:s/>ge-mqu-<text:span text:style-name="T38">ż</text:span>a ]</text:p>
      <text:p text:style-name="P79"/>
      <text:p text:style-name="P79">Es isst <text:s/>Gem<text:span text:style-name="T38">ü</text:span>se.</text:p>
      <text:p text:style-name="P79"/>
      <text:p text:style-name="P79"/>
      <text:p text:style-name="P80">Die Fische schwimmen.<text:tab/>{pl}<text:tab/>The fish are swimming</text:p>
      <text:p text:style-name="P80">[ di <text:s/>fix-xe <text:s text:c="2"/>x-wim-men ]</text:p>
      <text:p text:style-name="P80"/>
      <text:p text:style-name="P80">Sie schwimmen.</text:p>
      <text:p text:style-name="P80"/>
      <text:p text:style-name="P80"/>
      <text:p text:style-name="P80">Meine Schwester<text:tab/><text:tab/><text:tab/>My sister</text:p>
      <text:p text:style-name="P80">[ mina <text:s/>xwesta ]</text:p>
      <text:p text:style-name="P80"/>
      <text:p text:style-name="P80">und ich haben<text:tab/><text:tab/><text:tab/><text:tab/>and I have </text:p>
      <text:p text:style-name="P80">[ und <text:s/>ixħ <text:s/>ħaben ]</text:p>
      <text:p text:style-name="P80"/>
      <text:p text:style-name="P80">viele Haustiere<text:tab/><text:tab/><text:tab/><text:tab/>many pets</text:p>
      <text:p text:style-name="P80">[ fiele <text:s/>ħaws-tire ]</text:p>
      <text:p text:style-name="P80"/>
      <text:p text:style-name="P80">Meine Schwester und ich haben viele Haustiere<text:tab/><text:tab/>My sister and I have many pets</text:p>
      <text:p text:style-name="P80"/>
      <text:p text:style-name="P76">_________________________________________________________________________________________________</text:p>
      <text:p text:style-name="P76"/>
      <text:p text:style-name="P76"/>
      <text:p text:style-name="P81">Das <text:s/>Pr<text:span text:style-name="T38">ä</text:span>sent<text:tab/><text:tab/>[ das <text:s/>present ]<text:tab/><text:tab/><text:tab/><text:tab/>The present </text:p>
      <text:p text:style-name="P81"/>
      <text:p text:style-name="P81">To build the present tense, remove the infinitive ending <text:s/>-en <text:s/>from the verb, <text:s/>and add the present tense ending.</text:p>
      <text:p text:style-name="P81"><text:soft-page-break/></text:p>
      <text:p text:style-name="P81">Example: kocken<text:tab/><text:tab/>to cook</text:p>
      <text:p text:style-name="P81"/>
      <text:p text:style-name="P81">ich <text:tab/><text:tab/><text:tab/><text:tab/>-e<text:tab/><text:tab/><text:tab/>kocke <text:tab/>[ koħ-e ]</text:p>
      <text:p text:style-name="P81">du<text:tab/><text:tab/><text:tab/><text:tab/>-st<text:tab/><text:tab/><text:tab/>kockst<text:tab/>[ koħ-st ]</text:p>
      <text:p text:style-name="P81">er | sie | es<text:tab/><text:tab/><text:tab/>-t<text:tab/><text:tab/><text:tab/>kockt<text:tab/>[ koħ-t ]</text:p>
      <text:p text:style-name="P81"/>
      <text:p text:style-name="P81">wir<text:tab/><text:tab/><text:tab/><text:tab/>-en<text:tab/><text:tab/><text:tab/>kocken<text:tab/>[ koħ-en ]</text:p>
      <text:p text:style-name="P81">ihr<text:tab/><text:tab/><text:tab/><text:tab/>-t<text:tab/><text:tab/><text:tab/>kockt<text:tab/>[ koħ-t ]</text:p>
      <text:p text:style-name="P81">sie Sie<text:tab/><text:tab/><text:tab/><text:tab/>-en<text:tab/><text:tab/><text:tab/>kocken<text:tab/>[ koħ-en ]</text:p>
      <text:p text:style-name="P81"/>
      <text:p text:style-name="P81"/>
      <text:p text:style-name="P81">Ich komme <text:tab/><text:tab/><text:tab/> I'm coming<text:tab/><text:tab/><text:span text:style-name="T47">[ iħx kom-e ]</text:span></text:p>
      <text:p text:style-name="P81"/>
      <text:p text:style-name="P81">Ich komme aus Engl<text:span text:style-name="T47">and</text:span><text:tab/> <text:tab/><text:tab/><text:tab/>I'm from England</text:p>
      <text:p text:style-name="P82">Du kommst aus England<text:tab/><text:tab/></text:p>
      <text:p text:style-name="P82">Er kommt aus England</text:p>
      <text:p text:style-name="P82"/>
      <text:p text:style-name="P82">Wir kommen aus England</text:p>
      <text:p text:style-name="P82">Ihr kommt aus England</text:p>
      <text:p text:style-name="P82">Sie kommen aus England</text:p>
      <text:p text:style-name="P81"/>
      <text:p text:style-name="P81"/>
      <text:p text:style-name="P83">Mein Brunder kockt Spaghetti<text:tab/><text:tab/><text:tab/><text:tab/>[ majn <text:s/>brun-da <text:s/>koħt <text:s/>spagetti ]</text:p>
      <text:p text:style-name="P83"/>
      <text:p text:style-name="P83">Verbs:<text:tab/><text:tab/></text:p>
      <text:p text:style-name="P83"><text:tab/>Kocken<text:tab/><text:tab/>Cook<text:tab/><text:tab/>[ koħ-en ]</text:p>
      <text:p text:style-name="P83"><text:tab/>Kommen<text:tab/>Come<text:tab/><text:tab/>[ kom-en ]</text:p>
      <text:p text:style-name="P83"><text:tab/>Machen<text:tab/>Do<text:tab/><text:tab/>[ maħ-en ]</text:p>
      <text:p text:style-name="P83"><text:tab/>Haben<text:tab/><text:tab/>to have<text:tab/><text:tab/>[ ħab-en ]</text:p>
      <text:p text:style-name="P83"><text:tab/><text:span text:style-name="T48">Finden<text:tab/><text:tab/>to find<text:tab/><text:tab/>[ find-en ]</text:span></text:p>
      <text:p text:style-name="P83"><text:tab/><text:span text:style-name="T48">Geben<text:tab/><text:tab/>to give<text:tab/><text:tab/>[ geb-en]</text:span></text:p>
      <text:p text:style-name="P83"/>
      <text:p text:style-name="P83"><text:tab/></text:p>
      <text:p text:style-name="P84">Ich mache<text:tab/><text:tab/><text:tab/><text:tab/>[ iħx ma-ħe ]</text:p>
      <text:p text:style-name="P84">du machst<text:tab/><text:tab/><text:tab/><text:tab/>[ du ma-ħst ] </text:p>
      <text:p text:style-name="P84">Er, <text:s/>Sie, <text:s/>Es <text:s/>macht<text:tab/><text:tab/><text:tab/>[ ma=ħt ]</text:p>
      <text:p text:style-name="P84">Wir machen<text:tab/><text:tab/><text:tab/><text:tab/>[ Vija maħen ]</text:p>
      <text:p text:style-name="P84">Ihr macht<text:tab/><text:tab/><text:tab/><text:tab/>[ Ija maħt ]</text:p>
      <text:p text:style-name="P84">Sei machen<text:tab/></text:p>
      <text:p text:style-name="P84"/>
      <text:p text:style-name="P84">Singen<text:tab/><text:tab/><text:tab/>to sing<text:tab/><text:tab/>[ <text:span text:style-name="T38">ż</text:span>ing-qen ]</text:p>
      <text:p text:style-name="P84">Sagen<text:tab/><text:tab/><text:tab/>to say<text:tab/><text:tab/>[ <text:span text:style-name="T38">ż</text:span>ag-qen ]<text:tab/></text:p>
      <text:p text:style-name="P84">lernen<text:tab/><text:tab/><text:tab/>to learn<text:tab/><text:tab/>[ lern-qen ]</text:p>
      <text:p text:style-name="P81"/>
      <text:p text:style-name="P77">_________________________________________________________________________________________________</text:p>
      <text:p text:style-name="P76"/>
      <text:p text:style-name="P86"><text:soft-page-break/>Wichtige Phrasen<text:tab/><text:tab/><text:tab/><text:bookmark text:name="tw-target-text1"/><text:tab/>Important phrases</text:p>
      <text:p text:style-name="P85"/>
      <text:p text:style-name="P87">[ viħ-ti-ge <text:s text:c="2"/>Fra-<text:span text:style-name="T38">ż</text:span>en ]</text:p>
      <text:p text:style-name="P87"/>
      <text:p text:style-name="P87"/>
      <text:p text:style-name="P87">Danke<text:tab/><text:tab/><text:tab/>Thank you<text:tab/><text:tab/>[ dan-keq ]</text:p>
      <text:p text:style-name="P87"/>
      <text:p text:style-name="P87"/>
      <text:p text:style-name="P87"/>
      <text:p text:style-name="P87">Du sprichst gut Deutch.<text:tab/><text:tab/><text:tab/>[ du <text:s/>xpri-st <text:s/>gud <text:s/>dojc ]</text:p>
      <text:p text:style-name="P87">You speak good German.</text:p>
      <text:p text:style-name="P87"/>
      <text:p text:style-name="P87">Dein Hund ist so s<text:span text:style-name="T38">ü</text:span>ß.<text:tab/><text:tab/><text:tab/><text:tab/>[ dajn <text:s/>ħund <text:s/>ist <text:s/><text:span text:style-name="T38">ż</text:span>o <text:s/><text:span text:style-name="T38">ż</text:span>us ]</text:p>
      <text:p text:style-name="P87">You gog is so cute.</text:p>
      <text:p text:style-name="P87"/>
      <text:p text:style-name="P87">Dunke!</text:p>
      <text:p text:style-name="P87">Bitte!<text:tab/><text:tab/><text:tab/><text:tab/><text:tab/><text:tab/><text:span text:style-name="T49">`Bitte` can be used as a response to `danke`</text:span></text:p>
      <text:p text:style-name="P87"/>
      <text:p text:style-name="P87"/>
      <text:p text:style-name="P88">Kannst du mir bitte das Buch geben?<text:tab/><text:tab/>Can you please give me the book?</text:p>
      <text:p text:style-name="P88">[ kan-st du mia bitte das buħ giben? <text:s/>]</text:p>
      <text:p text:style-name="P88"/>
      <text:p text:style-name="P88"/>
      <text:p text:style-name="P88"/>
      <text:p text:style-name="P89">Kannst du?<text:tab/><text:tab/><text:tab/><text:tab/><text:tab/>Can you?</text:p>
      <text:p text:style-name="P89">mir<text:tab/><text:tab/><text:tab/><text:tab/><text:tab/><text:tab/>to me</text:p>
      <text:p text:style-name="P89">geben<text:tab/><text:tab/><text:tab/><text:tab/><text:tab/><text:tab/>give</text:p>
      <text:p text:style-name="P89">bitte<text:tab/><text:tab/><text:tab/><text:tab/><text:tab/><text:tab/>please</text:p>
      <text:p text:style-name="P89"/>
      <text:p text:style-name="P89"/>
      <text:p text:style-name="P89">sehr<text:tab/><text:tab/><text:tab/>very<text:tab/><text:tab/><text:tab/>[<text:span text:style-name="T38"> ż</text:span>er ]<text:tab/></text:p>
      <text:p text:style-name="P89"/>
      <text:p text:style-name="P89">sch<text:span text:style-name="T38">ö</text:span>n<text:tab/><text:tab/><text:tab/>nicely<text:tab/><text:tab/><text:tab/>[ xqen ]<text:tab/></text:p>
      <text:p text:style-name="P89"/>
      <text:p text:style-name="P90"><text:span text:style-name="T9">danke sch</text:span><text:span text:style-name="T10">ö</text:span><text:span text:style-name="T9">n<text:tab/><text:tab/></text:span><text:bookmark text:name="tw-target-text2"/><text:span text:style-name="T9">Thank you very much / Thank yo</text:span><text:span text:style-name="T11">u</text:span><text:span text:style-name="T9"> nicely</text:span></text:p>
      <text:p text:style-name="P89">danke sehr<text:tab/><text:tab/>Thank you very much / Thanks a lot</text:p>
      <text:p text:style-name="P89"/>
      <text:p text:style-name="P91"><text:span text:style-name="T9">b</text:span><text:span text:style-name="T11">itte sehr <text:s/>and bitte sehr<text:tab/><text:tab/>Yes, ple</text:span><text:span text:style-name="T9">ase <text:s text:c="3"/>or <text:s text:c="2"/></text:span><text:bookmark text:name="tw-target-text4"/><text:span text:style-name="T9"><text:s/>Here you go <text:s text:c="3"/></text:span><text:span text:style-name="T11">or <text:s/>you’re welcom</text:span></text:p>
      <text:p text:style-name="P96"/>
      <text:p text:style-name="P89">nichts zu danken!<text:tab/><text:tab/><text:tab/>nothing to thank for</text:p>
      <text:p text:style-name="P97">[ niħz <text:s/>zu <text:s/>danken! ]</text:p>
      <text:p text:style-name="P97"/>
      <text:p text:style-name="P97"/>
      <text:p text:style-name="P97">&gt;&gt; On danke sch<text:span text:style-name="T38">ö</text:span>n!</text:p>
      <text:p text:style-name="P97"><text:s text:c="6"/>[U, danka xqen ]</text:p>
      <text:p text:style-name="P97"><text:tab/><text:tab/><text:tab/>nichts zu danken! &lt;&lt;</text:p>
      <text:p text:style-name="P97"/>
      <text:p text:style-name="P97"><text:soft-page-break/>Gern geschehen<text:tab/><text:tab/>You're welcome <text:s/>/ <text:s/><text:span text:style-name="T50">My pleasure</text:span><text:tab/></text:p>
      <text:p text:style-name="P97">[ geen <text:s/>ge-xin ]</text:p>
      <text:p text:style-name="P97"/>
      <text:p text:style-name="P97">gern<text:tab/><text:tab/><text:tab/><text:tab/>gladly</text:p>
      <text:p text:style-name="P97">geschehen<text:tab/><text:tab/><text:tab/>happen</text:p>
      <text:p text:style-name="P97"/>
      <text:p text:style-name="P97"/>
      <text:p text:style-name="P98">Tut mir leid<text:tab/><text:tab/><text:tab/>I’m sorry</text:p>
      <text:p text:style-name="P98">[ tut mia lajd ]</text:p>
      <text:p text:style-name="P98"/>
      <text:p text:style-name="P98">tut <text:tab/><text:tab/><text:tab/><text:tab/>does</text:p>
      <text:p text:style-name="P98">mir<text:tab/><text:tab/><text:tab/><text:tab/>to me</text:p>
      <text:p text:style-name="P98">leid<text:tab/><text:tab/><text:tab/><text:tab/>sorrow</text:p>
      <text:p text:style-name="P98"/>
      <text:p text:style-name="P99">Entschul<text:span text:style-name="T51">d</text:span>igung<text:tab/><text:tab/><text:tab/><text:span text:style-name="T51">I’m sorry / </text:span>Excuse me <text:s/>/ <text:s/>apology<text:tab/></text:p>
      <text:p text:style-name="P99">[ en-xu-li-gon ]</text:p>
      <text:p text:style-name="P99"/>
      <text:p text:style-name="P99">Entschuldigen Sie<text:tab/><text:tab/>my apologies<text:tab/></text:p>
      <text:p text:style-name="P100">[ en-xu-li-gen <text:s/><text:span text:style-name="T38">ż</text:span>i ]</text:p>
      <text:p text:style-name="P100"/>
      <text:p text:style-name="P100">Entschuldigung, <text:s/>k<text:span text:style-name="T38">ö</text:span>nnen <text:s/>sie <text:s/>mir <text:s/>helfen?<text:tab/><text:tab/>Excuse me, could you help me?</text:p>
      <text:p text:style-name="P100">[ en-xu-li-gon <text:s/>kqun-nen <text:s/><text:span text:style-name="T38">ż</text:span>i <text:s/>mia ħelfin?]</text:p>
      <text:p text:style-name="P100"/>
      <text:p text:style-name="P76"/>
      <text:p text:style-name="P78">_________________________________________________________________________________________________</text:p>
      <text:p text:style-name="P78"/>
      <text:p text:style-name="P57"><text:span text:style-name="T33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5-17T19:46:55.138807453</dc:date>
    <meta:editing-duration>PT8H25M57S</meta:editing-duration>
    <meta:editing-cycles>58</meta:editing-cycles>
    <meta:generator>LibreOffice/7.3.7.2$Linux_X86_64 LibreOffice_project/30$Build-2</meta:generator>
    <meta:document-statistic meta:table-count="0" meta:image-count="0" meta:object-count="0" meta:page-count="13" meta:paragraph-count="304" meta:word-count="2013" meta:character-count="11258" meta:non-whitespace-character-count="8543"/>
  </office:meta>
</office:document-meta>
</file>